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022cm"/>
    </style:style>
    <style:style style:name="Table1.B" style:family="table-column">
      <style:table-column-properties style:column-width="11.97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235cm" table:align="left"/>
    </style:style>
    <style:style style:name="Table2.A" style:family="table-column">
      <style:table-column-properties style:column-width="3.561cm"/>
    </style:style>
    <style:style style:name="Table2.B" style:family="table-column">
      <style:table-column-properties style:column-width="10.673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bsolutely — you're envisioning a <text:span text:style-name="Strong_20_Emphasis">powerful digital hub</text:span> for transformation, recovery, and spiritual growth. Based on your goals and the nature of the <text:span text:style-name="Emphasis">Fruit of Freedom</text:span> program, here’s a tailored breakdown of <text:span text:style-name="Strong_20_Emphasis">web app solutions</text:span> from a professional web designer’s perspective.</text:p>
      <text:p text:style-name="Horizontal_20_Line"/>
      <text:h text:style-name="Heading_20_2" text:outline-level="2">🔍 First, Let’s Recap Your Needs:</text:h>
      <text:h text:style-name="Heading_20_3" text:outline-level="3">🎯 <text:span text:style-name="Strong_20_Emphasis">Core Objectives</text:span></text:h>
      <text:list text:style-name="L1">
        <text:list-item>
          <text:p text:style-name="P1"><text:span text:style-name="Strong_20_Emphasis">Deliver Recovery Content</text:span> (text, worksheets, videos, Scripture)</text:p>
        </text:list-item>
        <text:list-item>
          <text:p text:style-name="P1"><text:span text:style-name="Strong_20_Emphasis">Participant Access</text:span> via personal devices (mobile-first design)</text:p>
        </text:list-item>
        <text:list-item>
          <text:p text:style-name="P1"><text:span text:style-name="Strong_20_Emphasis">Track &amp; Showcase Personal Journeys</text:span> (testimonials, growth tracking)</text:p>
        </text:list-item>
        <text:list-item>
          <text:p text:style-name="P1"><text:span text:style-name="Strong_20_Emphasis">Promote Your Brand</text:span> to partners &amp; donors</text:p>
        </text:list-item>
        <text:list-item>
          <text:p text:style-name="P1"><text:span text:style-name="Strong_20_Emphasis">Faith-Filled Environment</text:span> (Scripture-focused, Christ-centered)</text:p>
        </text:list-item>
        <text:list-item>
          <text:p text:style-name="P1"><text:span text:style-name="Strong_20_Emphasis">Support Multimedia</text:span> (audio, video, written reflections)</text:p>
        </text:list-item>
      </text:list>
      <text:p text:style-name="Horizontal_20_Line"/>
      <text:h text:style-name="Heading_20_2" text:outline-level="2">💡 Suggested Digital Solutions</text:h>
      <text:h text:style-name="Heading_20_3" text:outline-level="3">1. 🔐 <text:span text:style-name="Strong_20_Emphasis">Member-Only Web App</text:span></text:h>
      <text:p text:style-name="Text_20_body">Build a secure <text:span text:style-name="Strong_20_Emphasis">progressive web app (PWA)</text:span> or <text:span text:style-name="Strong_20_Emphasis">responsive web portal</text:span> that:</text:p>
      <text:list text:style-name="L2">
        <text:list-item>
          <text:p text:style-name="P2">Allows <text:span text:style-name="Strong_20_Emphasis">users to register/login</text:span> (with email, mobile, or social auth)</text:p>
        </text:list-item>
        <text:list-item>
          <text:p text:style-name="P2">Offers <text:span text:style-name="Strong_20_Emphasis">personal dashboards</text:span> with:</text:p>
          <text:list>
            <text:list-item>
              <text:p text:style-name="P2">Weekly content access (worksheets, video, memory verses)</text:p>
            </text:list-item>
            <text:list-item>
              <text:p text:style-name="P2">Reflection journals</text:p>
            </text:list-item>
            <text:list-item>
              <text:p text:style-name="P2">Quiz submissions</text:p>
            </text:list-item>
          </text:list>
        </text:list-item>
        <text:list-item>
          <text:p text:style-name="P2">Hosts <text:span text:style-name="Strong_20_Emphasis">secure video content</text:span> (Vimeo private links or cloud video player)</text:p>
        </text:list-item>
        <text:list-item>
          <text:p text:style-name="P2">Tracks <text:span text:style-name="Strong_20_Emphasis">attendance, progress &amp; self-assessments</text:span></text:p>
        </text:list-item>
        <text:list-item>
          <text:p text:style-name="P2">Shows a <text:span text:style-name="Strong_20_Emphasis">“fruit growth tracker”</text:span> graph or journal timeline</text:p>
        </text:list-item>
      </text:list>
      <text:p text:style-name="Text_20_body"><text:span text:style-name="Strong_20_Emphasis">Recommended tech stack:</text:span></text:p>
      <text:list text:style-name="L3">
        <text:list-item>
          <text:p text:style-name="P3"><text:span text:style-name="Strong_20_Emphasis">Frontend:</text:span> React or Vue.js</text:p>
        </text:list-item>
        <text:list-item>
          <text:p text:style-name="P3"><text:span text:style-name="Strong_20_Emphasis">Backend:</text:span> Firebase (authentication, Firestore DB, cloud functions) or Node.js/Express</text:p>
        </text:list-item>
        <text:list-item>
          <text:p text:style-name="P3"><text:span text:style-name="Strong_20_Emphasis">CMS Integration:</text:span> Headless CMS (e.g., Sanity, Strapi) for content control</text:p>
        </text:list-item>
        <text:list-item>
          <text:p text:style-name="P3"><text:span text:style-name="Strong_20_Emphasis">Hosting:</text:span> Vercel / Netlify for front end, Firebase or AWS for back</text:p>
        </text:list-item>
      </text:list>
      <text:p text:style-name="Horizontal_20_Line"/>
      <text:h text:style-name="Heading_20_3" text:outline-level="3"><text:soft-page-break/>2. ✨ <text:span text:style-name="Strong_20_Emphasis">Testimonial &amp; Journey Showcasing</text:span></text:h>
      <text:p text:style-name="Text_20_body">Inspire new users with <text:span text:style-name="Strong_20_Emphasis">story-driven design</text:span>:</text:p>
      <text:list text:style-name="L4">
        <text:list-item>
          <text:p text:style-name="P4"><text:span text:style-name="Strong_20_Emphasis">Participant profile pages</text:span> (with consent)</text:p>
        </text:list-item>
        <text:list-item>
          <text:p text:style-name="P4">“My Transformation” timelines — before/after reflections, quotes, scripture that shaped them</text:p>
        </text:list-item>
        <text:list-item>
          <text:p text:style-name="P4"><text:span text:style-name="Strong_20_Emphasis">Video testimonials</text:span> section</text:p>
        </text:list-item>
        <text:list-item>
          <text:p text:style-name="P4"><text:span text:style-name="Strong_20_Emphasis">Impact metrics:</text:span> e.g., “120 Lives Changed,” “15 Partner Churches”</text:p>
        </text:list-item>
      </text:list>
      <text:p text:style-name="Horizontal_20_Line"/>
      <text:h text:style-name="Heading_20_3" text:outline-level="3">3. 📱 <text:span text:style-name="Strong_20_Emphasis">Mobile-First Experience</text:span></text:h>
      <text:p text:style-name="Text_20_body">Ensure a <text:span text:style-name="Strong_20_Emphasis">mobile-first design</text:span> with these features:</text:p>
      <text:list text:style-name="L5">
        <text:list-item>
          <text:p text:style-name="P5"><text:span text:style-name="Strong_20_Emphasis">Touch-optimized UI</text:span></text:p>
        </text:list-item>
        <text:list-item>
          <text:p text:style-name="P5">Ability to save the app to home screen</text:p>
        </text:list-item>
        <text:list-item>
          <text:p text:style-name="P5">Quick access to “This Week’s Fruit,” memory verse, or journal</text:p>
        </text:list-item>
        <text:list-item>
          <text:p text:style-name="P5"><text:span text:style-name="Strong_20_Emphasis">Push notifications</text:span> for reminders (“Week 5: Peace starts today!”)</text:p>
        </text:list-item>
      </text:list>
      <text:p text:style-name="Horizontal_20_Line"/>
      <text:h text:style-name="Heading_20_3" text:outline-level="3">4. 🛠️ <text:span text:style-name="Strong_20_Emphasis">Content Management &amp; Update System</text:span></text:h>
      <text:p text:style-name="Text_20_body">You’ll need a <text:span text:style-name="Strong_20_Emphasis">simple CMS</text:span> so you or other leaders can:</text:p>
      <text:list text:style-name="L6">
        <text:list-item>
          <text:p text:style-name="P6">Post new courses or update weekly materials</text:p>
        </text:list-item>
        <text:list-item>
          <text:p text:style-name="P6">Upload videos, devotionals, PDFs, or scriptures</text:p>
        </text:list-item>
        <text:list-item>
          <text:p text:style-name="P6">Manage participant progress</text:p>
        </text:list-item>
        <text:list-item>
          <text:p text:style-name="P6">Add partner content or sponsor spotlights</text:p>
        </text:list-item>
      </text:list>
      <text:p text:style-name="Text_20_body"><text:span text:style-name="Strong_20_Emphasis">Great options:</text:span></text:p>
      <text:list text:style-name="L7">
        <text:list-item>
          <text:p text:style-name="P7"><text:span text:style-name="Strong_20_Emphasis">Sanity.io</text:span> – scalable and editor-friendly</text:p>
        </text:list-item>
        <text:list-item>
          <text:p text:style-name="P7"><text:span text:style-name="Strong_20_Emphasis">WordPress (Headless)</text:span> – if you prefer a visual dashboard</text:p>
        </text:list-item>
        <text:list-item>
          <text:p text:style-name="P7"><text:span text:style-name="Strong_20_Emphasis">Direct Airtable + Webflow</text:span> – easy to use and visually driven</text:p>
        </text:list-item>
      </text:list>
      <text:p text:style-name="Horizontal_20_Line"/>
      <text:h text:style-name="Heading_20_3" text:outline-level="3">5. 🖼️ <text:span text:style-name="Strong_20_Emphasis">Branding &amp; Partnership-Focused Website</text:span></text:h>
      <text:p text:style-name="Text_20_body">Your public-facing site should:</text:p>
      <text:list text:style-name="L8">
        <text:list-item>
          <text:p text:style-name="P8">Communicate your mission clearly (hero video or quote overlay)</text:p>
        </text:list-item>
        <text:list-item>
          <text:p text:style-name="P8">Include “About Us,” “The Journey,” “Get Involved,” and “For Partners”</text:p>
        </text:list-item>
        <text:list-item>
          <text:p text:style-name="P8">Display <text:span text:style-name="Strong_20_Emphasis">logos of partner charities or endorsements</text:span></text:p>
        </text:list-item>
        <text:list-item>
          <text:p text:style-name="P8">Include <text:span text:style-name="Strong_20_Emphasis">a donation/invest page</text:span> if needed</text:p>
        </text:list-item>
        <text:list-item>
          <text:p text:style-name="P8"><text:soft-page-break/>Call-to-action buttons (e.g., “Join the Journey,” “Partner With Us”)</text:p>
        </text:list-item>
      </text:list>
      <text:p text:style-name="Horizontal_20_Line"/>
      <text:h text:style-name="Heading_20_3" text:outline-level="3">6. 🎥 <text:span text:style-name="Strong_20_Emphasis">Media Library &amp; Devotional Hub</text:span></text:h>
      <text:p text:style-name="Text_20_body">A <text:span text:style-name="Strong_20_Emphasis">digital library</text:span> section could include:</text:p>
      <text:list text:style-name="L9">
        <text:list-item>
          <text:p text:style-name="P9">Weekly devotionals</text:p>
        </text:list-item>
        <text:list-item>
          <text:p text:style-name="P9">Scripture-based videos</text:p>
        </text:list-item>
        <text:list-item>
          <text:p text:style-name="P9">Worship playlists</text:p>
        </text:list-item>
        <text:list-item>
          <text:p text:style-name="P9">Blog or encouragement posts</text:p>
        </text:list-item>
        <text:list-item>
          <text:p text:style-name="P9">Community prayer board</text:p>
        </text:list-item>
      </text:list>
      <text:p text:style-name="Horizontal_20_Line"/>
      <text:h text:style-name="Heading_20_2" text:outline-level="2">🧩 Additional Features You Might Consider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✍️ <text:span text:style-name="Strong_20_Emphasis">Daily Journal</text:span></text:p>
          </table:table-cell>
          <table:table-cell table:style-name="Table1.A1" office:value-type="string">
            <text:p text:style-name="Table_20_Contents">Personal note-taking space with tags like “Joy,” “Triggers,” “Answered Prayers”</text:p>
          </table:table-cell>
        </table:table-row>
        <table:table-row>
          <table:table-cell table:style-name="Table1.A1" office:value-type="string">
            <text:p text:style-name="Table_20_Contents">📈 <text:span text:style-name="Strong_20_Emphasis">Growth Dashboard</text:span></text:p>
          </table:table-cell>
          <table:table-cell table:style-name="Table1.A1" office:value-type="string">
            <text:p text:style-name="Table_20_Contents">Visual tracker for memory verse recall, quiz scores, and course completion</text:p>
          </table:table-cell>
        </table:table-row>
        <table:table-row>
          <table:table-cell table:style-name="Table1.A1" office:value-type="string">
            <text:p text:style-name="Table_20_Contents">🤝 <text:span text:style-name="Strong_20_Emphasis">Community Wall / Forum</text:span></text:p>
          </table:table-cell>
          <table:table-cell table:style-name="Table1.A1" office:value-type="string">
            <text:p text:style-name="Table_20_Contents">Optional moderated space for safe sharing and encouragement</text:p>
          </table:table-cell>
        </table:table-row>
        <table:table-row>
          <table:table-cell table:style-name="Table1.A1" office:value-type="string">
            <text:p text:style-name="Table_20_Contents">📨 <text:span text:style-name="Strong_20_Emphasis">Weekly Email Reminders</text:span></text:p>
          </table:table-cell>
          <table:table-cell table:style-name="Table1.A1" office:value-type="string">
            <text:p text:style-name="Table_20_Contents">Encourage ongoing engagement through integrated Mailchimp or Brevo</text:p>
          </table:table-cell>
        </table:table-row>
        <table:table-row>
          <table:table-cell table:style-name="Table1.A1" office:value-type="string">
            <text:p text:style-name="Table_20_Contents">🛍️ <text:span text:style-name="Strong_20_Emphasis">Resource Store</text:span></text:p>
          </table:table-cell>
          <table:table-cell table:style-name="Table1.A1" office:value-type="string">
            <text:p text:style-name="Table_20_Contents">Sell books, devotionals, or branded materials to support funding</text:p>
          </table:table-cell>
        </table:table-row>
        <table:table-row>
          <table:table-cell table:style-name="Table1.A1" office:value-type="string">
            <text:p text:style-name="Table_20_Contents">📞 <text:span text:style-name="Strong_20_Emphasis">Request Support Button</text:span></text:p>
          </table:table-cell>
          <table:table-cell table:style-name="Table1.A1" office:value-type="string">
            <text:p text:style-name="Table_20_Contents">Direct message to a leader for prayer, encouragement, or crisis help</text:p>
          </table:table-cell>
        </table:table-row>
      </table:table>
      <text:p text:style-name="Horizontal_20_Line"/>
      <text:h text:style-name="Heading_20_2" text:outline-level="2">🎨 Design Inspiration</text:h>
      <text:p text:style-name="Text_20_body">Since you mentioned liking some websites, feel free to share the actual links — but here are <text:span text:style-name="Strong_20_Emphasis">faith-based and recovery-focused sites</text:span> that align with your mission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ite</text:p>
            </table:table-cell>
            <table:table-cell table:style-name="Table2.A1" office:value-type="string">
              <text:p text:style-name="Table_20_Heading">Why It’s Great</text:p>
            </table:table-cell>
          </table:table-row>
        </table:table-header-rows>
        <table:table-row>
          <table:table-cell table:style-name="Table2.A1" office:value-type="string">
            <text:p text:style-name="Table_20_Contents"><text:a xlink:type="simple" xlink:href="https://www.celebraterecovery.com/" text:style-name="Internet_20_link" text:visited-style-name="Visited_20_Internet_20_Link">Celebrate Recovery</text:a></text:p>
          </table:table-cell>
          <table:table-cell table:style-name="Table2.A1" office:value-type="string">
            <text:p text:style-name="Table_20_Contents">Clear recovery path, strong faith language, great content flow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alpha.org/" text:style-name="Internet_20_link" text:visited-style-name="Visited_20_Internet_20_Link">Alpha.org</text:a></text:p>
          </table:table-cell>
          <table:table-cell table:style-name="Table2.A1" office:value-type="string">
            <text:p text:style-name="Table_20_Contents">Clean, inviting design, media-rich, partnership emphasi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bibleproject.com/" text:style-name="Internet_20_link" text:visited-style-name="Visited_20_Internet_20_Link">The Bible Project</text:a></text:p>
          </table:table-cell>
          <table:table-cell table:style-name="Table2.A1" office:value-type="string">
            <text:p text:style-name="Table_20_Contents">Multimedia learning, powerful visuals, engaging storytelling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glorify-app.com/" text:style-name="Internet_20_link" text:visited-style-name="Visited_20_Internet_20_Link">Glorify App</text:a></text:p>
          </table:table-cell>
          <table:table-cell table:style-name="Table2.A1" office:value-type="string">
            <text:p text:style-name="Table_20_Contents">Great mobile UX, faith and mindfulness blend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24-7prayer.com/resource/lectio-365/" text:style-name="Internet_20_link" text:visited-style-name="Visited_20_Internet_20_Link">Lectio365</text:a></text:p>
          </table:table-cell>
          <table:table-cell table:style-name="Table2.A1" office:value-type="string">
            <text:p text:style-name="Table_20_Contents">Beautiful journaling &amp; devotional integration</text:p>
          </table:table-cell>
        </table:table-row>
      </table:table>
      <text:p text:style-name="Horizontal_20_Line"/>
      <text:h text:style-name="Heading_20_2" text:outline-level="2">🎁 Bonus: Starter Page Wireframe Ideas</text:h>
      <text:p text:style-name="Text_20_body">I can mock up sample HTML/CSS layouts for:</text:p>
      <text:list text:style-name="L10">
        <text:list-item>
          <text:p text:style-name="P10"><text:soft-page-break/><text:span text:style-name="Strong_20_Emphasis">Home / Landing Page</text:span></text:p>
        </text:list-item>
        <text:list-item>
          <text:p text:style-name="P10"><text:span text:style-name="Strong_20_Emphasis">Weekly Module View</text:span></text:p>
        </text:list-item>
        <text:list-item>
          <text:p text:style-name="P10"><text:span text:style-name="Strong_20_Emphasis">Participant Dashboard</text:span></text:p>
        </text:list-item>
        <text:list-item>
          <text:p text:style-name="P10"><text:span text:style-name="Strong_20_Emphasis">Testimonial Timeline</text:span></text:p>
        </text:list-item>
        <text:list-item>
          <text:p text:style-name="P10"><text:span text:style-name="Strong_20_Emphasis">Partner Showcase Page</text:span></text:p>
        </text:list-item>
      </text:list>
      <text:p text:style-name="Text_20_body">Would you like me to start wireframing or coding one of these?</text:p>
      <text:p text:style-name="Horizontal_20_Line"/>
      <text:h text:style-name="Heading_20_2" text:outline-level="2">🛤️ Suggested Next Steps</text:h>
      <text:list text:style-name="L11">
        <text:list-item>
          <text:p text:style-name="P11"><text:span text:style-name="Strong_20_Emphasis">Confirm Priority Features</text:span> (e.g. participant login, CMS, branding, video hosting)</text:p>
        </text:list-item>
        <text:list-item>
          <text:p text:style-name="P11"><text:span text:style-name="Strong_20_Emphasis">Choose Design Direction</text:span> (modern/clean vs. warm/inviting, image-heavy vs. text-rich)</text:p>
        </text:list-item>
        <text:list-item>
          <text:p text:style-name="P11"><text:span text:style-name="Strong_20_Emphasis">Decide on a platform</text:span> (Webflow, custom React app, or WordPress-based)</text:p>
        </text:list-item>
        <text:list-item>
          <text:p text:style-name="P11"><text:span text:style-name="Strong_20_Emphasis">Let’s prototype</text:span> — I can build you a homepage or dashboard mockup to review!</text:p>
        </text:list-item>
      </text:list>
      <text:p text:style-name="Horizontal_20_Line"/>
      <text:p text:style-name="Text_20_body">Would you like a prototype based on your current branding and materials to start visualizing this? I’d love to help create it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5T10:05:46.164888400</meta:creation-date>
    <dc:date>2025-07-05T21:16:40.358886800</dc:date>
    <meta:editing-duration>PT11H39S</meta:editing-duration>
    <meta:editing-cycles>1</meta:editing-cycles>
    <meta:document-statistic meta:table-count="2" meta:image-count="0" meta:object-count="0" meta:page-count="4" meta:paragraph-count="104" meta:word-count="738" meta:character-count="4815" meta:non-whitespace-character-count="4226"/>
    <meta:generator>LibreOffice/25.2.4.3$Windows_X86_64 LibreOffice_project/33e196637044ead23f5c3226cde09b47731f7e27</meta:generator>
  </office:meta>
</office:document-meta>
</file>